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Myungjo" svg:font-family="AppleMyungjo" style:font-pitch="variable"/>
    <style:font-face style:name="Courier New" svg:font-family="'Courier New'" style:font-adornments="Normal" style:font-family-generic="modern" style:font-pitch="variable"/>
    <style:font-face style:name="ArialMT" svg:font-family="ArialMT"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enlo-Regular1" svg:font-family="Menlo-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fo:font-size="8pt" style:font-size-asian="8pt" style:font-size-complex="8pt"/>
    </style:style>
    <style:style style:name="P2" style:family="paragraph" style:parent-style-name="Text_20_body">
      <style:text-properties style:font-name="Arial" fo:font-size="8pt" officeooo:paragraph-rsid="000a5926" style:font-size-asian="8pt" style:font-size-complex="8pt"/>
    </style:style>
    <style:style style:name="P3" style:family="paragraph" style:parent-style-name="Text_20_body">
      <style:text-properties officeooo:rsid="000d76cd" officeooo:paragraph-rsid="000d76cd"/>
    </style:style>
    <style:style style:name="P4" style:family="paragraph" style:parent-style-name="Text_20_body">
      <style:text-properties officeooo:rsid="000d76cd" officeooo:paragraph-rsid="000dec9d"/>
    </style:style>
    <style:style style:name="P5" style:family="paragraph" style:parent-style-name="Text_20_body">
      <style:text-properties officeooo:rsid="000dec9d" officeooo:paragraph-rsid="000dec9d"/>
    </style:style>
    <style:style style:name="P6" style:family="paragraph" style:parent-style-name="Text_20_body">
      <style:text-properties officeooo:rsid="001b3771" officeooo:paragraph-rsid="001b3771"/>
    </style:style>
    <style:style style:name="P7" style:family="paragraph" style:parent-style-name="Text_20_body">
      <style:text-properties officeooo:paragraph-rsid="001bbb70"/>
    </style:style>
    <style:style style:name="P8" style:family="paragraph" style:parent-style-name="Heading_20_1">
      <style:text-properties fo:font-size="18pt"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Heading_20_2">
      <style:paragraph-properties fo:break-before="page"/>
    </style:style>
    <style:style style:name="P10" style:family="paragraph" style:parent-style-name="command">
      <style:text-properties officeooo:rsid="000a02b6" officeooo:paragraph-rsid="000a02b6"/>
    </style:style>
    <style:style style:name="T1" style:family="text">
      <style:text-properties fo:color="#000000" style:font-name="Menlo-Regular" fo:font-size="19pt" style:font-size-asian="19pt"/>
    </style:style>
    <style:style style:name="T2" style:family="text">
      <style:text-properties fo:color="#000000" fo:letter-spacing="normal" fo:font-style="normal" fo:font-weight="normal" style:letter-kerning="true" style:font-style-asian="normal" style:font-weight-asian="normal"/>
    </style:style>
    <style:style style:name="T3" style:family="text">
      <style:text-properties fo:color="#313539" fo:letter-spacing="normal" fo:font-weight="bold" style:letter-kerning="false" style:font-weight-asian="bold"/>
    </style:style>
    <style:style style:name="T4" style:family="text">
      <style:text-properties fo:color="#313539" fo:letter-spacing="normal" fo:font-weight="normal" style:letter-kerning="false" style:font-weight-asian="normal"/>
    </style:style>
    <style:style style:name="T5" style:family="text">
      <style:text-properties fo:color="#313539" fo:letter-spacing="normal" fo:font-style="italic" fo:font-weight="normal" style:letter-kerning="false" style:font-style-asian="italic" style:font-weight-asian="normal"/>
    </style:style>
    <style:style style:name="T6" style:family="text">
      <style:text-properties fo:color="#313539" fo:letter-spacing="normal" fo:font-style="normal" fo:font-weight="normal" style:letter-kerning="false" style:font-style-asian="normal" style:font-weight-asian="normal"/>
    </style:style>
    <style:style style:name="T7" style:family="text">
      <style:text-properties fo:color="#b80e3d" fo:letter-spacing="normal" fo:font-weight="normal" style:letter-kerning="false" style:font-weight-asian="normal"/>
    </style:style>
    <style:style style:name="T8" style:family="text">
      <style:text-properties fo:color="#b80e3d" fo:letter-spacing="normal" fo:font-style="normal" fo:font-weight="normal" style:letter-kerning="false" style:font-style-asian="normal" style:font-weight-asian="normal"/>
    </style:style>
    <style:style style:name="T9" style:family="text">
      <style:text-properties fo:color="#1a1b1d" fo:letter-spacing="normal" fo:font-style="normal" fo:font-weight="normal" style:letter-kerning="false" style:font-style-asian="normal" style:font-weight-asian="normal"/>
    </style:style>
    <style:style style:name="T10" style:family="text">
      <style:text-properties fo:color="#2fb41d" fo:letter-spacing="normal" fo:font-style="normal" fo:font-weight="bold" style:letter-kerning="true" style:font-style-asian="normal" style:font-weight-asian="bold"/>
    </style:style>
    <style:style style:name="T11" style:family="text">
      <style:text-properties fo:color="#2eaebb" fo:letter-spacing="normal" fo:font-style="normal" fo:font-weight="bold" style:letter-kerning="true" style:font-style-asian="normal" style:font-weight-asian="bold"/>
    </style:style>
    <style:style style:name="T12" style:family="text">
      <style:text-properties style:font-name="Arial" fo:font-size="8pt" style:font-size-asian="8pt" style:font-size-complex="8pt"/>
    </style:style>
    <style:style style:name="T13" style:family="text">
      <style:text-properties style:font-name="Arial" fo:font-size="8pt" officeooo:rsid="000dec9d" style:font-size-asian="8pt" style:font-size-complex="8pt"/>
    </style:style>
    <style:style style:name="T14" style:family="text">
      <style:text-properties officeooo:rsid="000a7dd4"/>
    </style:style>
    <style:style style:name="T15" style:family="text">
      <style:text-properties officeooo:rsid="000b01c7"/>
    </style:style>
    <style:style style:name="T16" style:family="text">
      <style:text-properties officeooo:rsid="000b0a03"/>
    </style:style>
    <style:style style:name="T17" style:family="text">
      <style:text-properties officeooo:rsid="000fb7ea"/>
    </style:style>
    <style:style style:name="T18" style:family="text">
      <style:text-properties officeooo:rsid="00116cd2"/>
    </style:style>
    <style:style style:name="T19" style:family="text">
      <style:text-properties officeooo:rsid="001352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iniLibX - XQuartz</text:p>
      <text:p text:style-name="Heading_20_2">1) Installation avec XQuartz</text:p>
      <text:p text:style-name="P1">https://achedeuzot.me/2014/12/20/installer-la-minilibx/</text:p>
      <text:p text:style-name="command">$ sudo port -v install xorg-server</text:p>
      <text:p text:style-name="P1">pour installer uniquement la partie serveur</text:p>
      <text:p text:style-name="command">$ sudo port -v install <text:span text:style-name="T17">x</text:span>org</text:p>
      <text:p text:style-name="P1">pour tout installer</text:p>
      <text:p text:style-name="P1"/>
      <text:p text:style-name="P1">Si cela ne marche pas alors il faut allez sur le site www.<text:span text:style-name="T18">x</text:span>quartz.org pour télécharger le fichier .dmg</text:p>
      <text:p text:style-name="P1">Ensuite il faudra cliquer sur lui dans les downloads pour qu’il soit monté et lorsque la boite s’ouvre il faudra faire un clic droit sur le fichier .pkg et faire open with “Installer”</text:p>
      <text:p text:style-name="command">sudo port -v install xorg-server</text:p>
      <text:p text:style-name="P1">La procédure d’installation se lance.</text:p>
      <text:p text:style-name="P1">Faire successivement :</text:p>
      <text:p text:style-name="P1">- Continue</text:p>
      <text:p text:style-name="P1">- Continue</text:p>
      <text:p text:style-name="P1">- Continue</text:p>
      <text:p text:style-name="P1">- Agree</text:p>
      <text:p text:style-name="P1">- Install</text:p>
      <text:p text:style-name="P1">- Donnez le password administrateur et cliquez sur “Install Software”</text:p>
      <text:p text:style-name="P1">Cela prend quelques minutes…</text:p>
      <text:p text:style-name="P1">On vous propose de sortir pour relancer Quartz comme serveur X11 par défaut</text:p>
      <text:p text:style-name="P1"/>
      <text:p text:style-name="command">achedeuzot@~ $ wget http://files.achedeuzot.me/42/mlx/mlx-2014-01-06.tgz</text:p>
      <text:p text:style-name="command">achedeuzot@~ $ tar -xzf mlx-2014-01-06.tgz</text:p>
      <text:p text:style-name="command">achedeuzot@~ $ cd minilibx</text:p>
      <text:p text:style-name="command">achedeuzot@~/minilibx $ make</text:p>
      <text:p text:style-name="command">achedeuzot@~/minilibx $ cd test</text:p>
      <text:p text:style-name="command">achedeuzot@~/minilibx/test $ ./mlx-test # Vous permet de savoir si la compilation de la lib a réussi</text:p>
      <text:p text:style-name="command">achedeuzot@~/minilibx/test $ cd ..</text:p>
      <text:p text:style-name="command">achedeuzot@~/minilibx $ sudo cp mlx.h /usr/X11/include</text:p>
      <text:p text:style-name="command">achedeuzot@~/minilibx $ sudo cp libmlx.a /usr/X11/lib</text:p>
      <text:p text:style-name="command">achedeuzot@~/minilibx $ sudo cp libmlx_intel-mac.a /usr/X11/lib</text:p>
      <text:p text:style-name="command">sudo cp -R man1/* /usr/share/man/man1/</text:p>
      <text:p text:style-name="command">sudo cp -R man<text:span text:style-name="T19">3</text:span>/* /usr/share/man/man<text:span text:style-name="T19">3</text:span>/</text:p>
      <text:p text:style-name="Text_20_body">Et pour ne pas avoir à disposer de mlx.h dans son répertoire pour les includes</text:p>
      <text:p text:style-name="command">cp ../../../../../minilibx/mlx.h /Applications/Xcode.app/Contents/Developer/Platforms/MacOSX.platform/Developer/SDKs/MacOSX10.10.sdk/usr/include/</text:p>
      <text:p text:style-name="Heading_20_2">2) Installation Native Mac OSX</text:p>
      <text:p text:style-name="command">cd</text:p>
      <text:p text:style-name="command">achedeuzot@~ $ wget http://files.achedeuzot.me/42/mlx/mlx-macosx-2015-03-10.tgz</text:p>
      <text:p text:style-name="command">achedeuzot@~ $ tar -xzf mlx-macosx-2015-03-10.tgz</text:p>
      <text:p text:style-name="command">achedeuzot@~ $ cd minilibx_macos</text:p>
      <text:p text:style-name="command">achedeuzot@~/minilibx_macos $ make</text:p>
      <text:p text:style-name="command">achedeuzot@~/minilibx_macos $ sudo cp mlx.h /usr/X11/include</text:p>
      <text:p text:style-name="command">achedeuzot@~/minilibx_macos $ sudo cp libmlx.a /usr/X11/lib</text:p>
      <text:p text:style-name="Heading_20_2"/>
      <text:p text:style-name="P9">3) Test</text:p>
      <text:p text:style-name="P2">Créez un fichier hello.c</text:p>
      <text:p text:style-name="command">#include &lt;stdlib.h&gt;</text:p>
      <text:p text:style-name="command">#include &lt;stdio.h&gt;</text:p>
      <text:p text:style-name="command">#include &lt;string.h&gt;</text:p>
      <text:p text:style-name="command">#include &lt;mlx.h&gt;</text:p>
      <text:p text:style-name="P10"/>
      <text:p text:style-name="command">typedef struct <text:s text:c="3"/>data_s</text:p>
      <text:p text:style-name="command">{</text:p>
      <text:p text:style-name="command"><text:s text:c="4"/>void <text:s text:c="9"/>*mlx_ptr;</text:p>
      <text:p text:style-name="command"><text:s text:c="4"/>void <text:s text:c="9"/>*mlx_win;</text:p>
      <text:p text:style-name="command">} <text:s text:c="16"/>data_t;</text:p>
      <text:p text:style-name="command"/>
      <text:p text:style-name="command">int main(void)</text:p>
      <text:p text:style-name="command">{</text:p>
      <text:p text:style-name="command"><text:s text:c="4"/>data_t <text:s text:c="7"/>data;</text:p>
      <text:p text:style-name="command"/>
      <text:p text:style-name="command"><text:s text:c="4"/>if ((data.mlx_ptr = mlx_init()) == NULL)</text:p>
      <text:p text:style-name="command"><text:s text:c="8"/>return (EXIT_FAILURE);</text:p>
      <text:p text:style-name="command"><text:s text:c="4"/>if ((data.mlx_win = mlx_new_window(data.mlx_ptr, 640, 480, "Hello world")) == NULL)</text:p>
      <text:p text:style-name="command"><text:s text:c="8"/>return (EXIT_FAILURE);</text:p>
      <text:p text:style-name="command"><text:s text:c="4"/>mlx_loop(data.mlx_ptr);</text:p>
      <text:p text:style-name="command"><text:s text:c="4"/>return (EXIT_SUCCESS);</text:p>
      <text:p text:style-name="command">}</text:p>
      <text:p text:style-name="command"/>
      <text:p text:style-name="P1">Compilation</text:p>
      <text:p text:style-name="command">gcc -I /usr/X11/include -g -L/usr/X11/lib -lX11 -lmlx -lXext hello.c</text:p>
      <text:p text:style-name="command"><text:span text:style-name="T16">cc -o lmx main.c </text:span>-<text:span text:style-name="T15">lmlx -framework OpenGL -framework AppKit</text:span></text:p>
      <text:p text:style-name="P1"><text:span text:style-name="T3">Attention, pour la lib native Mac OSX</text:span><text:span text:style-name="T4">, il faut rajouter les flags</text:span><text:span text:style-name="T7">-framework OpenGL -framework AppKit</text:span><text:span text:style-name="T4">  en plus:</text:span></text:p>
      <text:p text:style-name="P1">achedeuzot@~ $ gcc -I /usr/X11/include -g -L/usr/X11/lib -lX11 -lmlx -lXext -framework OpenGL -framework AppKit &lt;fichier(s) .c&gt;</text:p>
      <text:p text:style-name="P1"/>
      <text:p text:style-name="P1">Quelques petits pièges à éviter</text:p>
      <text:p text:style-name="P1"><text:span text:style-name="T4">Si le sujet ne précise pas la possibilité d’utiliser la fonction système </text:span><text:span text:style-name="T7">exit()</text:span><text:span text:style-name="T4">, c’est une erreur de sujet. En effet, il est impossible de quitter « proprement » la miniLibX, il faut forcément faire un </text:span><text:span text:style-name="T7">exit()</text:span><text:span text:style-name="T4"> ou quitter </text:span><text:span text:style-name="T5">sauvagement</text:span><text:span text:style-name="T6"> via le bouton « Fermer » de la fenêtre. D’anciennes légendes parlent d’une fonction</text:span><text:span text:style-name="T8">mlx_loop_stop()</text:span><text:span text:style-name="T6"> mais elle n’est pas présente dans les sources fournies ici.</text:span></text:p>
      <text:p text:style-name="P1"><text:span text:style-name="T6">Lorsque vous initialisez la mlx, avec </text:span><text:span text:style-name="T8">mlx_init()</text:span><text:span text:style-name="T6">, attention aux environnements shell vides, c’est à dire, n’oubliez pas de protéger votre</text:span><text:span text:style-name="T8">mlx_init()</text:span><text:span text:style-name="T6"> car si votre appel de fonction n’est pas correctement protégé, vous aurez un joli plantage en règle, allez tout droit en prison, sans passer par la case départ, ne touchez pas 20 000€. La commande pour tester cela vous même: </text:span><text:span text:style-name="T8">$ env -i &lt;votre-executable&gt;</text:span><text:span text:style-name="T6"> S’il plante, c’est que vous ne l’avez pas bien protégé </text:span></text:p>
      <text:p text:style-name="P1"><text:span text:style-name="T6">Si vous avez utilisé un paquet Debian ou une autre méthode d’installation, il est possible de devoir rajouter un dossier d’include pour la compilation: </text:span><text:span text:style-name="T8">-I /opt/X11/include/X11</text:span></text:p>
      <text:p text:style-name="P1">Installation des man</text:p>
      <text:p text:style-name="P1"><text:span text:style-name="T9">The man pages on MacOS X are located in /usr/share/man</text:span></text:p>
      <text:p text:style-name="P1">sudo cp -R man1/* /usr/share/man/man1/</text:p>
      <text:p text:style-name="P1">si le man3 n’existe pas faire</text:p>
      <text:p text:style-name="P1">mkdir /usr/share/man/man3</text:p>
      <text:p text:style-name="P1">sudo cp -R man3/* /usr/share/man/man3/</text:p>
      <text:p text:style-name="P1"/>
      <text:p text:style-name="Heading_20_2"><text:span text:style-name="T14">4) </text:span>Fonctions mlx</text:p>
      <text:p text:style-name="P1"><text:span text:style-name="T10">➜ <text:s/></text:span><text:span text:style-name="T11">minilibx</text:span><text:span text:style-name="T2"> cat mlx.h </text:span></text:p>
      <text:p text:style-name="P1">/*</text:p>
      <text:p text:style-name="P1">** mlx.h for MinilibX in </text:p>
      <text:p text:style-name="P1">** </text:p>
      <text:p text:style-name="P1">** Made by Charlie Root</text:p>
      <text:p text:style-name="P1">** Login <text:s text:c="2"/>&lt;ol@epitech.net&gt;</text:p>
      <text:p text:style-name="P1">** </text:p>
      <text:p text:style-name="P1">** Started on <text:s/>Mon Jul 31 16:37:50 2000 Charlie Root</text:p>
      <text:p text:style-name="P1">** Last update Tue May 15 16:23:28 2007 Olivier Crouzet</text:p>
      <text:p text:style-name="P1">*/</text:p>
      <text:p text:style-name="P1"/>
      <text:p text:style-name="P1">/*</text:p>
      <text:p text:style-name="P1">** <text:s text:c="2"/>MinilibX - <text:s/>Please report bugs</text:p>
      <text:p text:style-name="P1">*/</text:p>
      <text:p text:style-name="P1"/>
      <text:p text:style-name="P1"/>
      <text:p text:style-name="P1">/*</text:p>
      <text:p text:style-name="P1">** FR msg - FR msg - FR msg</text:p>
      <text:p text:style-name="P1">**</text:p>
      <text:p text:style-name="P1">** La MinilibX utilise 2 librairies supplementaires qu'il</text:p>
      <text:p text:style-name="P1">** <text:s text:c="5"/>est necessaire de rajouter a la compilation :</text:p>
      <text:p text:style-name="P1">** <text:s text:c="2"/>-lmlx -lXext -lX11</text:p>
      <text:p text:style-name="P1"><text:soft-page-break/>**</text:p>
      <text:p text:style-name="P1">** La MinilibX permet le chargement des images de type Xpm.</text:p>
      <text:p text:style-name="P1">** Notez que cette implementation est incomplete.</text:p>
      <text:p text:style-name="P1">** Merci de communiquer tout probleme de chargement d'image</text:p>
      <text:p text:style-name="P1">** de ce type.</text:p>
      <text:p text:style-name="P1">*/</text:p>
      <text:p text:style-name="P1"/>
      <text:p text:style-name="P1"/>
      <text:p text:style-name="P1">#ifndef MLX_H</text:p>
      <text:p text:style-name="P1"/>
      <text:p text:style-name="P1">#define<text:tab/>MLX_H</text:p>
      <text:p text:style-name="P1"/>
      <text:p text:style-name="P1"/>
      <text:p text:style-name="P1">void<text:tab/>*mlx_init();</text:p>
      <text:p text:style-name="P1">/*</text:p>
      <text:p text:style-name="P1">** <text:s/>needed before everything else.</text:p>
      <text:p text:style-name="P1">** <text:s/>return (void *)0 if failed</text:p>
      <text:p text:style-name="P1">*/</text:p>
      <text:p text:style-name="P1"/>
      <text:p text:style-name="P1"/>
      <text:p text:style-name="P1">/*</text:p>
      <text:p text:style-name="P1">** Basic actions</text:p>
      <text:p text:style-name="P1">*/</text:p>
      <text:p text:style-name="P1"/>
      <text:p text:style-name="P1">void<text:tab/>*mlx_new_window(void *mlx_ptr, int size_x, int size_y, char *title);</text:p>
      <text:p text:style-name="P1">/*</text:p>
      <text:p text:style-name="P1">** <text:s/>return void *0 if failed</text:p>
      <text:p text:style-name="P1">*/</text:p>
      <text:p text:style-name="P1">int<text:tab/>mlx_clear_window(void *mlx_ptr, void *win_ptr);</text:p>
      <text:p text:style-name="P1">int<text:tab/>mlx_pixel_put(void *mlx_ptr, void *win_ptr, int x, int y, int color);</text:p>
      <text:p text:style-name="P1">/*</text:p>
      <text:p text:style-name="P1">** <text:s/>origin for x &amp; y is top left corner of the window</text:p>
      <text:p text:style-name="P1">** <text:s/>y down is positive</text:p>
      <text:p text:style-name="P1">** <text:s/>color is 0x00RRGGBB</text:p>
      <text:p text:style-name="P1">*/</text:p>
      <text:p text:style-name="P1"/>
      <text:p text:style-name="P1"/>
      <text:p text:style-name="P1">/*</text:p>
      <text:p text:style-name="P1">** Image stuff</text:p>
      <text:p text:style-name="P1">*/</text:p>
      <text:p text:style-name="P1"/>
      <text:p text:style-name="P1">void<text:tab/>*mlx_new_image(void *mlx_ptr,int width,int height);</text:p>
      <text:p text:style-name="P1">/*</text:p>
      <text:p text:style-name="P1">** <text:s/>return void *0 if failed</text:p>
      <text:p text:style-name="P1">** <text:s/>obsolete : image2 data is stored using bit planes</text:p>
      <text:p text:style-name="P1">** <text:s/>void<text:tab/>*mlx_new_image2(void *mlx_ptr,int width,int height);</text:p>
      <text:p text:style-name="P1">*/</text:p>
      <text:p text:style-name="P1">char<text:tab/>*mlx_get_data_addr(void *img_ptr, int *bits_per_pixel,</text:p>
      <text:p text:style-name="P1"><text:tab/><text:tab/><text:tab/> <text:s text:c="2"/>int *size_line, int *endian);</text:p>
      <text:p text:style-name="P1">/*</text:p>
      <text:p text:style-name="P1">** <text:s/>endian : 0 = sever X is little endian, 1 = big endian</text:p>
      <text:p text:style-name="P1">** <text:s/>for mlx_new_image2, 2nd arg of mlx_get_data_addr is number_of_planes</text:p>
      <text:p text:style-name="P1">*/</text:p>
      <text:p text:style-name="P1">int<text:tab/>mlx_put_image_to_window(void *mlx_ptr, void *win_ptr, void *img_ptr,</text:p>
      <text:p text:style-name="P1"><text:tab/><text:tab/><text:tab/><text:tab/>int x, int y);</text:p>
      <text:p text:style-name="P1">unsigned int<text:tab/>mlx_get_color_value(void *mlx_ptr, int color);</text:p>
      <text:p text:style-name="P1"/>
      <text:p text:style-name="P1"/>
      <text:p text:style-name="P1">/*</text:p>
      <text:p text:style-name="P1">** dealing with Events</text:p>
      <text:p text:style-name="P1">*/</text:p>
      <text:p text:style-name="P1"/>
      <text:p text:style-name="P1">int<text:tab/>mlx_mouse_hook (void *win_ptr, int (*funct_ptr)(), void *param);</text:p>
      <text:p text:style-name="P1">int<text:tab/>mlx_key_hook (void *win_ptr, int (*funct_ptr)(), void *param);</text:p>
      <text:p text:style-name="P1">int<text:tab/>mlx_expose_hook (void *win_ptr, int (*funct_ptr)(), void *param);</text:p>
      <text:p text:style-name="P1"/>
      <text:p text:style-name="P1">int<text:tab/>mlx_loop_hook (void *mlx_ptr, int (*funct_ptr)(), void *param);</text:p>
      <text:p text:style-name="P1">int<text:tab/>mlx_loop (void *mlx_ptr);</text:p>
      <text:p text:style-name="P1"/>
      <text:p text:style-name="P1"/>
      <text:p text:style-name="P1">/*</text:p>
      <text:p text:style-name="P1">** <text:s/>hook funct are called as follow :</text:p>
      <text:p text:style-name="P1">**</text:p>
      <text:p text:style-name="P1">** <text:s text:c="2"/>expose_hook(void *param);</text:p>
      <text:p text:style-name="P1">** <text:s text:c="2"/>key_hook(int keycode, void *param);</text:p>
      <text:p text:style-name="P1">** <text:s text:c="2"/>mouse_hook(int button, int x,int y, void *param);</text:p>
      <text:p text:style-name="P1">** <text:s text:c="2"/>loop_hook(void *param);</text:p>
      <text:p text:style-name="P1">**</text:p>
      <text:p text:style-name="P1">*/</text:p>
      <text:p text:style-name="P1"><text:soft-page-break/></text:p>
      <text:p text:style-name="P1"/>
      <text:p text:style-name="P1">/*</text:p>
      <text:p text:style-name="P1">** <text:s/>Usually asked...</text:p>
      <text:p text:style-name="P1">*/</text:p>
      <text:p text:style-name="P1"/>
      <text:p text:style-name="P1">int<text:tab/>mlx_string_put(void *mlx_ptr, void *win_ptr, int x, int y, int color,</text:p>
      <text:p text:style-name="P1"><text:tab/><text:tab/> <text:s text:c="6"/>char *string);</text:p>
      <text:p text:style-name="P1">void<text:tab/>*mlx_xpm_to_image(void *mlx_ptr, char **xpm_data,</text:p>
      <text:p text:style-name="P1"><text:tab/><text:tab/><text:tab/> <text:s/>int *width, int *height);</text:p>
      <text:p text:style-name="P1">void<text:tab/>*mlx_xpm_file_to_image(void *mlx_ptr, char *filename,</text:p>
      <text:p text:style-name="P1"><text:tab/><text:tab/><text:tab/> <text:s text:c="6"/>int *width, int *height);</text:p>
      <text:p text:style-name="P1">int<text:tab/>mlx_destroy_window(void *mlx_ptr, void *win_ptr);</text:p>
      <text:p text:style-name="P1"/>
      <text:p text:style-name="P1">int<text:tab/>mlx_destroy_image(void *mlx_ptr, void *img_ptr);</text:p>
      <text:p text:style-name="P1"/>
      <text:p text:style-name="P1">/*</text:p>
      <text:p text:style-name="P1">** <text:s/>generic hook system for all events, and minilibX functions that</text:p>
      <text:p text:style-name="P1">** <text:s text:c="3"/>can be hooked. Some macro and defines from X11/X.h are needed here.</text:p>
      <text:p text:style-name="P1">*/</text:p>
      <text:p text:style-name="P1"/>
      <text:p text:style-name="P1">int<text:tab/>mlx_hook(void *win_ptr, int x_event, int x_mask,</text:p>
      <text:p text:style-name="P1"><text:s text:c="17"/>int (*funct)(), void *param);</text:p>
      <text:p text:style-name="P1"/>
      <text:p text:style-name="P1">int<text:tab/>mlx_do_key_autorepeatoff(void *mlx_ptr);</text:p>
      <text:p text:style-name="P1">int<text:tab/>mlx_do_key_autorepeaton(void *mlx_ptr);</text:p>
      <text:p text:style-name="P1">int<text:tab/>mlx_do_sync(void *mlx_ptr);</text:p>
      <text:p text:style-name="P1"/>
      <text:p text:style-name="Text_20_body"><text:span text:style-name="T12">#endif /* MLX_H */</text:span></text:p>
      <text:p text:style-name="Text_20_body"><text:span text:style-name="T12"/></text:p>
      <text:p text:style-name="Heading_20_2">Gestion des évènements</text:p>
      <text:p text:style-name="P3"><text:span text:style-name="T12">mlx_key_hook</text:span><text:span text:style-name="T13">(win, myfonction</text:span><text:span text:style-name="T12"> pour gérer un évènement clavier et le raccrocher à une fonction</text:span></text:p>
      <text:p text:style-name="P5"><text:span text:style-name="T12">juste avant mlx_hook</text:span></text:p>
      <text:p text:style-name="P4"><text:span text:style-name="T13"/></text:p>
      <text:p text:style-name="P4"><text:span text:style-name="T13">int my_</text:span><text:span text:style-name="T12">key_hook</text:span><text:span text:style-name="T13">(int keycode, void *param, 0) ;</text:span></text:p>
      <text:p text:style-name="P4"><text:span text:style-name="T12"><text:s/>pour le nom de la fonction appelée</text:span></text:p>
      <text:p text:style-name="P4"><text:span text:style-name="T12"/></text:p>
      <text:p text:style-name="Heading_20_2">Synthèse Fonctions</text:p>
      <text:p text:style-name="P6"><text:span text:style-name="T12">man</text:span></text:p>
      <text:p text:style-name="P6"><text:span text:style-name="T12">mlx</text:span></text:p>
      <text:p text:style-name="P6"><text:span text:style-name="T12">mlx_new_window(3), mlx_pixel_put(3), mlx_new_image(3), mlx_loop(3)</text:span></text:p>
      <text:p text:style-name="P6"><text:span text:style-name="T12"/></text:p>
      <text:p text:style-name="P6"><text:span text:style-name="T12"/></text:p>
      <text:p text:style-name="P6"><text:span text:style-name="T12"/></text:p>
      <text:p text:style-name="Text_20_body"/>
      <text:p text:style-name="Text_20_body"><text:s text:c="7"/>mlx_new_window <text:s text:c="5"/>: manage windows</text:p>
      <text:p text:style-name="Text_20_body"/>
      <text:p text:style-name="Text_20_body"><text:s text:c="7"/>mlx_pixel_put <text:s text:c="6"/>: draw inside window</text:p>
      <text:p text:style-name="Text_20_body"/>
      <text:p text:style-name="Text_20_body"><text:s text:c="7"/>mlx_new_image <text:s text:c="6"/>: manipulate images</text:p>
      <text:p text:style-name="Text_20_body"/>
      <text:p text:style-name="Text_20_body"><text:s text:c="7"/>mlx_loop <text:s text:c="11"/>: handle keyboard or mouse events <text:s text:c="3"/></text:p>
      <text:p text:style-name="Text_20_body"/>
      <text:p text:style-name="Text_20_body">mlx</text:p>
      <text:p text:style-name="Text_20_body">void *mlx_init ();</text:p>
      <text:p text:style-name="Text_20_body">void *mlx_new_window ( void *mlx_ptr, int size_x, int size_y, char *title );</text:p>
      <text:p text:style-name="Text_20_body">int mlx_clear_window ( void *mlx_ptr, void *win_ptr );</text:p>
      <text:p text:style-name="Text_20_body">int mlx_destroy_window ( void *mlx_ptr, void *win_ptr );</text:p>
      <text:p text:style-name="Text_20_body"/>
      <text:p text:style-name="Text_20_body">mlx_loop</text:p>
      <text:p text:style-name="P7">int mlx_loop ( void *mlx_ptr );</text:p>
      <text:p text:style-name="Text_20_body">int mlx_key_hook ( void *win_ptr, int (*funct_ptr)(), void *param );</text:p>
      <text:p text:style-name="Text_20_body">int mlx_mouse_hook ( void *win_ptr, int (*funct_ptr)(), void *param );</text:p>
      <text:p text:style-name="Text_20_body">int mlx_expose_hook ( void *win_ptr, int (*funct_ptr)(), void *param );</text:p>
      <text:p text:style-name="Text_20_body">int mlx_loop_hook ( void *mlx_ptr, int (*funct_ptr)(), void *param );</text:p>
      <text:p text:style-name="Text_20_body">appelent</text:p>
      <text:p text:style-name="Text_20_body">int expose_hook(void *param);</text:p>
      <text:p text:style-name="Text_20_body">int key_hook(int keycode,void *param);</text:p>
      <text:p text:style-name="Text_20_body">int mouse_hook(int button,int x,int y,void *param);</text:p>
      <text:p text:style-name="Text_20_body">int loop_hook(void *param);</text:p>
      <text:p text:style-name="Text_20_body"><text:s/>param <text:s/>is <text:s/>the <text:s/>address <text:s/>specified in the mlx_*_hook calls. This address is never used nor modified by the MiniLibX. On key and mouse events, addi-</text:p>
      <text:p text:style-name="Text_20_body"><text:s text:c="7"/>tional information is passed: keycode tells you which key is pressed (look for the X11 include file "keysymdef.h"), ( x , y ) are <text:s/>the <text:s/>coordinates</text:p>
      <text:p text:style-name="Text_20_body"><text:s text:c="7"/>of the mouse click in the window, and button tells you which mouse button was pressed.</text:p>
      <text:p text:style-name="Text_20_body"><text:soft-page-break/></text:p>
      <text:p text:style-name="Text_20_body">mlx_new_image</text:p>
      <text:p text:style-name="Text_20_body">void * mlx_new_image ( void *mlx_ptr, int width, int height );</text:p>
      <text:p text:style-name="Text_20_body">char * mlx_get_data_addr ( void *img_ptr, int *bits_per_pixel, int *size_line, int *endian );</text:p>
      <text:p text:style-name="Text_20_body">int mlx_put_image_to_window ( void *mlx_ptr, void *win_ptr, void *img_ptr, int x, int y );</text:p>
      <text:p text:style-name="Text_20_body">unsigned int mlx_get_color_value ( void *mlx_ptr, int color );</text:p>
      <text:p text:style-name="Text_20_body">void * mlx_xpm_to_image ( void *mlx_ptr, char **xpm_data, int *width, int *height );</text:p>
      <text:p text:style-name="Text_20_body">void * mlx_xpm_file_to_image ( void *mlx_ptr, char *filename, int *width, int *height );</text:p>
      <text:p text:style-name="Text_20_body">int mlx_destroy_image ( void *mlx_ptr, void *img_ptr );</text:p>
      <text:p text:style-name="Text_20_body"/>
      <text:p text:style-name="Text_20_body">mlx_pixel_put</text:p>
      <text:p text:style-name="Text_20_body">int mlx_pixel_put ( void *mlx_ptr, void *win_ptr, int x, int y, int color );</text:p>
      <text:p text:style-name="Text_20_body">int mlx_string_put ( void *mlx_ptr, void *win_ptr, int x, int y, int color, char *string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Myungjo" svg:font-family="AppleMyungjo" style:font-pitch="variable"/>
    <style:font-face style:name="Courier New" svg:font-family="'Courier New'" style:font-adornments="Normal" style:font-family-generic="modern" style:font-pitch="variable"/>
    <style:font-face style:name="ArialMT" svg:font-family="ArialMT"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enlo-Regular1" svg:font-family="Menlo-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true" fo:line-height="100%"/>
      <style:text-properties fo:font-size="8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command" style:family="paragraph" style:parent-style-name="Text_20_body">
      <style:text-properties style:font-name="Courier New" fo:font-family="'Courier New'" style:font-style-name="Normal" style:font-family-generic="moder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6:22:01.652319000</meta:creation-date>
    <dc:date>2016-04-10T23:42:59.454098000</dc:date>
    <meta:editing-duration>PT3H47M</meta:editing-duration>
    <meta:editing-cycles>14</meta:editing-cycles>
    <meta:generator>LibreOffice/5.0.5.2$MacOSX_X86_64 LibreOffice_project/55b006a02d247b5f7215fc6ea0fde844b30035b3</meta:generator>
    <meta:document-statistic meta:table-count="0" meta:image-count="0" meta:object-count="0" meta:page-count="5" meta:paragraph-count="224" meta:word-count="1343" meta:character-count="9367" meta:non-whitespace-character-count="7982"/>
  </office:meta>
</office:document-meta>
</file>